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text-properties fo:color="#3333ff" fo:font-size="20pt" fo:background-color="#ffcc00" style:font-size-asian="20pt" style:font-size-complex="20pt"/>
    </style:style>
    <style:style style:name="P11" style:family="paragraph" style:parent-style-name="Standard">
      <style:text-properties fo:font-size="16pt" style:font-size-asian="16pt" style:font-size-complex="16pt"/>
    </style:style>
    <style:style style:name="P12" style:family="paragraph" style:parent-style-name="Table_20_Contents">
      <style:text-properties fo:font-size="15pt" style:font-size-asian="15pt" style:font-size-complex="15pt"/>
    </style:style>
    <style:style style:name="P13" style:family="paragraph" style:parent-style-name="Table_20_Contents">
      <style:text-properties fo:font-size="15pt" style:font-size-asian="15pt" style:language-asian="ja" style:country-asian="JP" style:font-size-complex="15pt"/>
    </style:style>
    <style:style style:name="P14" style:family="paragraph" style:parent-style-name="Standard">
      <style:text-properties fo:font-size="15pt" style:font-size-asian="15pt" style:font-size-complex="15pt"/>
    </style:style>
    <style:style style:name="P15"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6" style:family="paragraph" style:parent-style-name="Standard">
      <style:text-properties fo:color="#3333ff" fo:font-size="20pt" fo:background-color="#ffcc00" style:font-size-asian="20pt" style:font-size-complex="20pt"/>
    </style:style>
    <style:style style:name="T1" style:family="text">
      <style:text-properties fo:color="#3333ff"/>
    </style:style>
    <style:style style:name="T2" style:family="text">
      <style:text-properties fo:color="#009900"/>
    </style:style>
    <style:style style:name="T3" style:family="text">
      <style:text-properties style:language-asian="ja" style:country-asian="JP"/>
    </style:style>
    <style:style style:name="T4" style:family="text">
      <style:text-properties fo:color="#800000"/>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text:span text:style-name="T3">https://pubs.rsc.org/en/content/articlelanding/2017/cs/c6cs00066e#!divAbstract</text:span></text:a></text:p>
      <text:p text:style-name="P3"/>
      <text:p text:style-name="P1"/>
      <text:p text:style-name="P1">M-47</text:p>
      <text:p text:style-name="P7"/>
      <text:p text:style-name="P7"/>
      <text:p text:style-name="P1">=========================[ 20200601_123641</text:p>
      <text:p text:style-name="P10">#1</text:p>
      <text:section text:style-name="Sect1" text:name="セクション4">
        <text:p text:style-name="P11"><text:s/>Plasma technology – a novel solution for CO2 conversion? </text:p>
        <text:p text:style-name="P11"/>
        <text:p text:style-name="P11">Abstract</text:p>
        <text:p text:style-name="P7"/>
        <text:p text:style-name="P11">CO2 conversion into value-added chemicals and fuels is considered as one of the great challenges of the 21st century.</text:p>
        <text:p text:style-name="P11"/>
        <text:p text:style-name="P11"><text:s/>Due to the limitations of the traditional thermal approaches,</text:p>
        <text:p text:style-name="P11"/>
        <text:p text:style-name="P11"><text:s/>several novel technologies are being developed.</text:p>
        <text:p text:style-name="P11"/>
        <text:p text:style-name="P11"><text:s/>One promising approach in this field,</text:p>
        <text:p text:style-name="P11"/>
        <text:p text:style-name="P11"><text:s/>which has received little attention to date,</text:p>
        <text:p text:style-name="P11"/>
        <text:p text:style-name="P11"><text:s/>is plasma technology.</text:p>
        <text:p text:style-name="P11"/>
        <text:p text:style-name="P11"><text:s/>Its advantages include mild operating conditions,</text:p>
        <text:p text:style-name="P11"/>
        <text:p text:style-name="P11"><text:s/>easy upscaling,</text:p>
        <text:p text:style-name="P11"/>
        <text:p text:style-name="P11"><text:s/>and gas activation by energetic electrons instead of heat.</text:p>
        <text:p text:style-name="P11"/>
        <text:p text:style-name="P11"><text:s/>This allows thermodynamically difficult reactions,</text:p>
        <text:p text:style-name="P11"/>
        <text:p text:style-name="P11"><text:s/>such as CO2 splitting and the dry reformation of methane,</text:p>
        <text:p text:style-name="P11"/>
        <text:p text:style-name="P11"><text:s/>to occur with reasonable energy cost.</text:p>
        <text:p text:style-name="P11"/>
        <text:p text:style-name="P11"><text:s/>In this review,</text:p>
        <text:p text:style-name="P11"/>
        <text:p text:style-name="P11"><text:s/>after exploring the traditional thermal approaches,</text:p>
        <text:p text:style-name="P11"/>
        <text:p text:style-name="P11"><text:s/>we have provided a brief overview of the fierce competition between various novel approaches in a quest to find the most effective and efficient CO2 conversion technology.</text:p>
        <text:p text:style-name="P11"/>
        <text:p text:style-name="P11"><text:s/>This is needed to critically assess whether plasma technology can be successful in an already crowded arena.</text:p>
        <text:p text:style-name="P11"/>
        <text:p text:style-name="P11"><text:soft-page-break/><text:s/>The following questions need to be answered in this regard: are there key advantages to using plasma technology over other novel approaches,</text:p>
        <text:p text:style-name="P11"/>
        <text:p text:style-name="P11"><text:s/>and if so,</text:p>
        <text:p text:style-name="P11"/>
        <text:p text:style-name="P11"><text:s/>what is the flip side to the use of this technology? Can plasma technology be successful on its own,</text:p>
        <text:p text:style-name="P11"/>
        <text:p text:style-name="P11"><text:s/>or can synergies be achieved by combining it with other technologies? To answer these specific questions and to evaluate the potentials and limitations of plasma technology in general,</text:p>
        <text:p text:style-name="P11"/>
        <text:p text:style-name="P11"><text:s/>this review presents the current state-of-the-art and a critical assessment of plasma-based CO2 conversion,</text:p>
        <text:p text:style-name="P11"/>
        <text:p text:style-name="P11"><text:s/>as well as the future challenges for its practical implementation.</text:p>
        <text:p text:style-name="P11"/>
        <text:p text:style-name="P11"/>
      </text:section>
      <text:p text:style-name="P1"/>
      <text:p text:style-name="P10">#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5"><text:s/>The worldwide transition to renewable energy gives plasma processes a clean electricity source,</text:p>
        <text:p text:style-name="P5"/>
        <text:p text:style-name="P5"><text:s/>and due to their high operation flexibility,</text:p>
        <text:p text:style-name="P5"/>
        <text:p text:style-name="P5"><text:s/>plasmas are very suitable for storing this intermittent renewable energy in a chemical form,</text:p>
        <text:p text:style-name="P5"/>
        <text:p text:style-name="P5"><text:s/>i.</text:p>
        <text:p text:style-name="P5"><text:soft-page-break/></text:p>
        <text:p text:style-name="P5">e.</text:p>
        <text:p text:style-name="P5"/>
        <text:p text:style-name="P5"><text:s/>as fuels and chemicals.</text:p>
        <text:p text:style-name="P5"/>
        <text:p text:style-name="P2"/>
        <text:p text:style-name="P1"/>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generations in general.</text:p>
        <text:p text:style-name="P5"/>
        <text:p text:style-name="P5">2–5</text:p>
        <text:p text:style-name="P5"/>
        <text:p text:style-name="P5">Therefore,</text:p>
        <text:p text:style-name="P5"/>
        <text:p text:style-name="P5"><text:s/>the conversion of this main <text:soft-page-break/>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text:soft-page-break/></text:p>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5">Besides the traditional thermal CO2 conversion,</text:p>
        <text:p text:style-name="P5"/>
        <text:p text:style-name="P5"><text:s/>several alternative technologies are being investigated,</text:p>
        <text:p text:style-name="P5"/>
        <text:p text:style-name="P5"><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text:soft-page-break/>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0">#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text:soft-page-break/></text:p>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text:soft-page-break/></text:p>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text:soft-page-break/></text:p>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CO2 with a %%<text:span text:style-name="T1">co-reactant</text:span>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text:soft-page-break/>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text:span text:style-name="T1">direct oxidative pathway</text:span>,</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text:soft-page-break/>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oft-page-break/><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0">#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ext:soft-page-break/>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text:span text:style-name="T1">endothermic</text:span>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text:soft-page-break/></text:p>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ext:soft-page-break/>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text:soft-page-break/></text:p>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text:soft-page-break/></text:p>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text:span text:style-name="T1">glycerol</text:span>.</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ext:soft-page-break/>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0">#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oft-page-break/><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12,18,31,41,42,44–46</text:p>
        <text:p text:style-name="P1"/>
        <text:p text:style-name="P1"><text:soft-page-break/>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0">#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text:span text:style-name="T2">catalytic hydrogenation of CO2 to methane</text:span>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ext:soft-page-break/>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0">#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oft-page-break/><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text:span text:style-name="T2">water–gas shift reaction</text:spa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text:soft-page-break/></text:p>
      <text:p text:style-name="P10">#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text:soft-page-break/>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0">#9</text:p>
      <text:section text:style-name="Sect2"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text:soft-page-break/></text:p>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0">#9.1</text:p>
        <text:p text:style-name="P1">The electrochemical %%<text:span text:style-name="T1">valorization</text:spa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text:soft-page-break/>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xt:soft-page-break/>temperature.</text:p>
        <text:p text:style-name="P1"/>
        <text:p text:style-name="P8"/>
        <text:p text:style-name="P10">#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text:span text:style-name="T1">overpotential</text:span>,</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text:soft-page-break/>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0">#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oft-page-break/><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text:p>
      <text:section text:style-name="Sect2" text:name="セクション9">
        <text:p text:style-name="P10">#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text:soft-page-break/></text:p>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1"/>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1">58,59 In general,</text:p>
        <text:p text:style-name="P1"/>
        <text:p text:style-name="P1"><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oft-page-break/><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Fig.</text:p>
        <text:p text:style-name="P1"/>
        <text:p text:style-name="P1"><text:s/>6 Schematic of the two-step solar thermochemical cycle for CO2 and H2O splitting based on metal oxide redox reactions.</text:p>
        <text:p text:style-name="P1"/>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infrastructure,</text:p>
        <text:p text:style-name="P1"/>
        <text:p text:style-name="P1"><text:s/>with the solar reactor positioned at the focus of the solar tower (for megawatt <text:soft-page-break/>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1"/>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text:soft-page-break/></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1"><text:s/>Additionally,</text:p>
        <text:p text:style-name="P1"/>
        <text:p text:style-name="P1"><text:s/>rapid chemical kinetics and material stability over thousands of cycles must 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text:soft-page-break/>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2"/>
          </table:table-cell>
          <table:table-cell table:style-name="表1.A1" office:value-type="string">
            <text:p text:style-name="P4">#%<text:span text:style-name="T1">Plasma-Driven Catalysis</text:span></text:p>
          </table:table-cell>
          <table:table-cell table:style-name="表1.A1" office:value-type="string">
            <text:p text:style-name="P12">keyword</text:p>
          </table:table-cell>
          <table:table-cell table:style-name="表1.D1" office:value-type="string">
            <text:p text:style-name="P13">青２</text:p>
          </table:table-cell>
        </table:table-row>
        <table:table-row>
          <table:table-cell table:style-name="表1.A2" office:value-type="string">
            <text:p text:style-name="P12"/>
          </table:table-cell>
          <table:table-cell table:style-name="表1.A2" office:value-type="string">
            <text:p text:style-name="P4">%%<text:span text:style-name="T2">flexibility to be scaled up and down</text:span></text:p>
          </table:table-cell>
          <table:table-cell table:style-name="表1.A2" office:value-type="string">
            <text:p text:style-name="P12">notice</text:p>
          </table:table-cell>
          <table:table-cell table:style-name="表1.D2" office:value-type="string">
            <text:p text:style-name="P13">緑４</text:p>
          </table:table-cell>
        </table:table-row>
        <table:table-row>
          <table:table-cell table:style-name="表1.A2" office:value-type="string">
            <text:p text:style-name="P12"/>
          </table:table-cell>
          <table:table-cell table:style-name="表1.A2" office:value-type="string">
            <text:p text:style-name="P9">#2</text:p>
          </table:table-cell>
          <table:table-cell table:style-name="表1.A2" office:value-type="string">
            <text:p text:style-name="P12">location number</text:p>
          </table:table-cell>
          <table:table-cell table:style-name="表1.D2" office:value-type="string">
            <text:p text:style-name="P13">青２</text:p>
            <text:p text:style-name="P13">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2">1</text:p>
          </table:table-cell>
          <table:table-cell table:style-name="表2.B1" office:value-type="string">
            <text:p text:style-name="P1">([^\d])(\.|\,)</text:p>
          </table:table-cell>
          <table:table-cell table:style-name="表2.B1" office:value-type="string">
            <text:p text:style-name="P12">$1$2\n\n</text:p>
          </table:table-cell>
          <table:table-cell table:style-name="表2.D1" office:value-type="string">
            <text:p text:style-name="P13"/>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6-05T17:39:59.07</dc:date>
    <dc:creator>iwabuchi ken</dc:creator>
    <meta:editing-duration>PT3H59M44S</meta:editing-duration>
    <meta:editing-cycles>45</meta:editing-cycles>
    <meta:generator>OpenOffice/4.1.3$Win32 OpenOffice.org_project/413m1$Build-9783</meta:generator>
    <meta:document-statistic meta:table-count="2" meta:image-count="0" meta:object-count="0" meta:page-count="34" meta:paragraph-count="727" meta:word-count="6797" meta:character-count="43501"/>
  </office:meta>
</office:document-meta>
</file>